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spectDataStore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spectDataStore.getAspectData( Aspectalizable owner ,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AspectDataStore.setAspectData( Aspectalizable owner , String aspectNam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AspectDataStore.getKey( Aspectalizable owner ,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AspectDataStore.isPersis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